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7bbc" officeooo:paragraph-rsid="001f7bbc"/>
    </style:style>
    <style:style style:name="T1" style:family="text">
      <style:text-properties officeooo:rsid="002038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n de començar la tasca del trimestre AUTOPORTRAIT que tenen compartida al Google Classroom. Si no poden descarregar bé el document, també el tenen al moodle (Libre office o PDF). Al document han de fer frases (dades personals) d'ells i d'un amic i una amiga (que comencin a fer la primera i segona pàgina). Si no poden editar el document, que facin les frases escrites a mà i a la pròxima sessió jo ja els ajudaré amb el document. Han de fer servir els apunts i el sites de la matèria per fer les frases, són coses que <text:span text:style-name="T1">j</text:span>a s'han treballat a classe. El traductor està prohibit!! Poden fer servir un diccionari online en cas que ho necessitin (ex. Wordreference)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21:47:37.897000000</meta:creation-date>
    <dc:date>2018-02-06T21:57:22.943000000</dc:date>
    <meta:editing-duration>PT9M50S</meta:editing-duration>
    <meta:editing-cycles>2</meta:editing-cycles>
    <meta:generator>LibreOffice/4.3.0.4$Windows_x86 LibreOffice_project/62ad5818884a2fc2e5780dd45466868d41009ec0</meta:generator>
    <meta:document-statistic meta:table-count="0" meta:image-count="0" meta:object-count="0" meta:page-count="1" meta:paragraph-count="1" meta:word-count="120" meta:character-count="663" meta:non-whitespace-character-count="543"/>
  </office:meta>
</office:document-meta>
</file>